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1" svg:font-family="Albany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lbany" svg:font-family="Albany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fd7d2" officeooo:paragraph-rsid="001fd7d2"/>
    </style:style>
    <style:style style:name="P2" style:family="paragraph" style:parent-style-name="Standard">
      <style:text-properties fo:language="en" fo:country="US" officeooo:rsid="00216128" officeooo:paragraph-rsid="00216128"/>
    </style:style>
    <style:style style:name="P3" style:family="paragraph" style:parent-style-name="Frame_20_contents">
      <style:text-properties fo:language="en" fo:country="US" officeooo:rsid="00209412" officeooo:paragraph-rsid="00209412"/>
    </style:style>
    <style:style style:name="P4" style:family="paragraph" style:parent-style-name="Frame_20_contents">
      <style:text-properties fo:language="en" fo:country="US" officeooo:rsid="0023271c" officeooo:paragraph-rsid="0023271c"/>
    </style:style>
    <style:style style:name="P5" style:family="paragraph" style:parent-style-name="Frame_20_contents">
      <style:text-properties fo:language="en" fo:country="US" officeooo:rsid="0028e0e5" officeooo:paragraph-rsid="0028e0e5"/>
    </style:style>
    <style:style style:name="P6" style:family="paragraph" style:parent-style-name="Table_20_Contents">
      <style:text-properties fo:language="en" fo:country="US" officeooo:rsid="00209412" officeooo:paragraph-rsid="00209412"/>
    </style:style>
    <style:style style:name="P7" style:family="paragraph" style:parent-style-name="Table_20_Contents">
      <style:text-properties fo:language="en" fo:country="US" officeooo:rsid="00209412" officeooo:paragraph-rsid="00209412"/>
    </style:style>
    <style:style style:name="T1" style:family="text">
      <style:text-properties officeooo:rsid="001ff580"/>
    </style:style>
    <style:style style:name="T2" style:family="text">
      <style:text-properties officeooo:rsid="00216128"/>
    </style:style>
    <style:style style:name="T3" style:family="text">
      <style:text-properties officeooo:rsid="0023271c"/>
    </style:style>
    <style:style style:name="T4" style:family="text">
      <style:text-properties officeooo:rsid="0025242a"/>
    </style:style>
    <style:style style:name="T5" style:family="text">
      <style:text-properties officeooo:rsid="00292bd4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 <text:span text:style-name="T1">Z</text:span></text:p>
      <text:section text:style-name="Sect1" text:name="SectionZ">
        <text:p text:style-name="P1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ction <text:span text:style-name="T1">Y</text:span></text:p>
      <text:section text:style-name="Sect1" text:name="SectionY">
        <text:p text:style-name="P1"/>
        <table:table table:name="Table1" table:style-name="Table1">
          <table:table-column table:style-name="Table1.A"/>
          <table:table-column table:style-name="Table1.B"/>
          <table:table-row table:style-name="TableLine3166528484848">
            <table:table-cell table:style-name="Table1.A1" office:value-type="string">
              <text:p text:style-name="P6">Section T<text:span text:style-name="T5">3</text:span></text:p>
              <text:section text:style-name="Sect1" text:name="SectionT3">
                <text:p text:style-name="Table_20_Contents"/>
              </text:section>
              <text:p text:style-name="Table_20_Contents"/>
            </table:table-cell>
            <table:table-cell table:style-name="Table1.B1" office:value-type="string">
              <text:p text:style-name="P6">Section T1</text:p>
              <text:section text:style-name="Sect1" text:name="SectionT1">
                <text:p text:style-name="P6"/>
              </text:section>
              <text:p text:style-name="P6"/>
            </table:table-cell>
          </table:table-row>
          <table:table-row table:style-name="TableLine3166528483760">
            <table:table-cell table:style-name="Table1.A2" office:value-type="string">
              <text:p text:style-name="P6">Section T2</text:p>
              <text:section text:style-name="Sect1" text:name="SectionT2">
                <text:p text:style-name="Table_20_Contents"/>
              </text:section>
              <text:p text:style-name="Table_20_Contents"/>
            </table:table-cell>
            <table:table-cell table:style-name="Table1.B2" office:value-type="string">
              <text:p text:style-name="P6">Section T0</text:p>
              <text:section text:style-name="Sect1" text:name="SectionT0">
                <text:p text:style-name="Table_20_Contents"/>
              </text:section>
              <text:p text:style-name="Table_20_Contents"/>
            </table:table-cell>
          </table:table-row>
        </table:table>
        <text:p text:style-name="P1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nchor for <text:span text:style-name="T3">frame with </text:span>Section F2<draw:frame draw:style-name="fr1" draw:name="Frame2" text:anchor-type="char" svg:x="2cm" svg:y="-3cm" svg:width="12.381cm" draw:z-index="1"><draw:text-box fo:min-height="1.91cm"><text:p text:style-name="P3">Section F<text:span text:style-name="T2">2</text:span></text:p><text:section text:style-name="Sect1" text:name="SectionF2"><text:p text:style-name="P4">Anchor for <text:span text:style-name="T4">frame with</text:span> Section F3<draw:frame draw:style-name="fr1" draw:name="Frame3" text:anchor-type="char" svg:x="0cm" svg:y="-9.999cm" svg:width="12.381cm" draw:z-index="2"><draw:text-box fo:min-height="1.91cm"><text:p text:style-name="P3">Section F<text:span text:style-name="T3">3</text:span></text:p><text:section text:style-name="Sect1" text:name="SectionF3"><text:p text:style-name="P5">Section FinF3</text:p><text:section text:style-name="Sect1" text:name="SectionFinF3"><text:p text:style-name="P3"/></text:section><text:p text:style-name="P3"/></text:section><text:p text:style-name="P3"/></draw:text-box></draw:frame></text:p></text:section><text:p text:style-name="P3"/></draw:text-box></draw:frame></text:p>
      <text:p text:style-name="P1"/>
      <text:p text:style-name="P1"/>
      <text:p text:style-name="P1"/>
      <text:p text:style-name="P1"/>
      <text:p text:style-name="P1">Section <text:span text:style-name="T1">A</text:span></text:p>
      <text:section text:style-name="Sect1" text:name="SectionA">
        <text:p text:style-name="P2"><text:span text:style-name="T3">A</text:span>nchor <text:span text:style-name="T3">for frame with</text:span> Section F1<draw:frame draw:style-name="fr1" draw:name="Frame1" text:anchor-type="char" svg:x="2cm" svg:y="-8.999cm" svg:width="12.381cm" draw:z-index="0"><draw:text-box fo:min-height="1.91cm"><text:p text:style-name="P3">Section F1</text:p><text:section text:style-name="Sect1" text:name="SectionF1"><text:p text:style-name="P3"/></text:section><text:p text:style-name="P3"/></draw:text-box></draw:frame></text:p>
      </text:section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ction <text:span text:style-name="T1">B</text:span></text:p>
      <text:section text:style-name="Sect1" text:name="SectionB">
        <text:p text:style-name="P1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ction <text:span text:style-name="T1">C</text:span></text:p>
      <text:section text:style-name="Sect1" text:name="SectionC">
        <text:p text:style-name="P1"/>
      </text:section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1" svg:font-family="Albany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lbany" svg:font-family="Albany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lbany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lbany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lbany" style:font-family-complex="Albany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lbany1" style:font-family-complex="Albany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1" style:font-family-complex="Albany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lbany1" style:font-family-complex="Albany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2:49:31.660000000</meta:creation-date>
    <dc:date>2021-03-09T18:40:04.642000000</dc:date>
    <meta:editing-duration>PT1H43M24S</meta:editing-duration>
    <meta:editing-cycles>10</meta:editing-cycles>
    <meta:generator>LibreOffice/7.1.1.2$Windows_X86_64 LibreOffice_project/fe0b08f4af1bacafe4c7ecc87ce55bb426164676</meta:generator>
    <meta:document-statistic meta:table-count="1" meta:image-count="0" meta:object-count="0" meta:page-count="2" meta:paragraph-count="16" meta:word-count="44" meta:character-count="224" meta:non-whitespace-character-count="196"/>
  </office:meta>
</office:document-meta>
</file>